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 style:list-style-name="L1">
      <style:paragraph-properties fo:margin-top="0.0791in" fo:margin-bottom="0.0791in" loext:contextual-spacing="false"/>
      <style:text-properties officeooo:rsid="0013a630" officeooo:paragraph-rsid="0013a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RADART</text:p>
      <text:list xml:id="list4007701934" text:style-name="L1"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3">Check Dashboard after setting Firebase correctly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2-26T01:02:26.701100555</dc:date>
    <meta:editing-duration>PT4H8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2" meta:character-count="192" meta:non-whitespace-character-count="168"/>
  </office:meta>
</office:document-meta>
</file>